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b67ae" officeooo:paragraph-rsid="001b67ae"/>
    </style:style>
    <style:style style:name="P2" style:family="paragraph" style:parent-style-name="Standard">
      <style:text-properties officeooo:rsid="001b67ae" officeooo:paragraph-rsid="001bd3c9"/>
    </style:style>
    <style:style style:name="P3" style:family="paragraph" style:parent-style-name="Standard">
      <style:text-properties fo:font-weight="bold" officeooo:rsid="001b67ae" officeooo:paragraph-rsid="001b67ae" style:font-weight-asian="bold" style:font-weight-complex="bold"/>
    </style:style>
    <style:style style:name="P4" style:family="paragraph" style:parent-style-name="Standard">
      <style:text-properties fo:font-weight="bold" officeooo:rsid="001b67ae" officeooo:paragraph-rsid="001bd3c9" style:font-weight-asian="bold" style:font-weight-complex="bold"/>
    </style:style>
    <style:style style:name="P5" style:family="paragraph" style:parent-style-name="Standard">
      <style:text-properties fo:font-weight="bold" officeooo:rsid="001bd3c9" officeooo:paragraph-rsid="001bd3c9" style:font-weight-asian="bold" style:font-weight-complex="bold"/>
    </style:style>
    <style:style style:name="P6" style:family="paragraph" style:parent-style-name="Standard">
      <style:text-properties fo:font-weight="normal" officeooo:rsid="001b67ae" officeooo:paragraph-rsid="001b67ae" style:font-weight-asian="normal" style:font-weight-complex="normal"/>
    </style:style>
    <style:style style:name="P7" style:family="paragraph" style:parent-style-name="Standard">
      <style:text-properties fo:font-weight="normal" officeooo:rsid="001b67ae" officeooo:paragraph-rsid="001bd3c9" style:font-weight-asian="normal" style:font-weight-complex="normal"/>
    </style:style>
    <style:style style:name="P8" style:family="paragraph" style:parent-style-name="Standard">
      <style:text-properties fo:font-weight="normal" officeooo:rsid="001bd3c9" officeooo:paragraph-rsid="001bd3c9" style:font-weight-asian="normal" style:font-weight-complex="normal"/>
    </style:style>
    <style:style style:name="T1" style:family="text">
      <style:text-properties officeooo:rsid="001bd3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ålidelig data</text:p>
      <text:p text:style-name="P2">Det vi gerne vil løse er at brugeren altid har adgang til de nyeste og korrekte data, såvidt muligt. Dette løses ved at de offentlige transport midler er koblet op til internettet, via en evt. 3G forbindelse. Dermed sker alle tjek-ind/ud real-time, via vores API.</text:p>
      <text:p text:style-name="P2"/>
      <text:p text:style-name="P4">Brugervenligt design</text:p>
      <text:p text:style-name="P7">Gruppen kan gøre brug af Usability testing, til at få relevant feedback iforhold til design valg. Dette kan gøres både under og efter, udviklings processen.</text:p>
      <text:p text:style-name="P7"/>
      <text:p text:style-name="P4">Krypering og authentikation</text:p>
      <text:p text:style-name="P7">I forbindelse med hver task vurderes det om der er tale om person følsomme data. I disse tilfælde ønsker vi data'en krypteret. Vi har valgt AES256, krypterings algoritmen, på grund af dens høje sikkerheds niveau.</text:p>
      <text:p text:style-name="P7">Endvidere skal det vurderes hvordan <text:span text:style-name="T1">authenikation mellem Arduino og API'en skal håndteres.</text:span></text:p>
      <text:p text:style-name="P7"/>
      <text:p text:style-name="P5">Hurtig tjek-ind/ud</text:p>
      <text:p text:style-name="P8">Der skal sendes klare signaler til brugeren, så de ikke er i tvivl om hvilken status deres kort på nuværende tidspunkt har. Dette kan gøres via kendte lyde som brugeren nemt opfanger, når der tjekkes ind, tjekkes ud og hvis der sker en fejl i forbindelse med én af disse.</text:p>
      <text:p text:style-name="P8"/>
      <text:p text:style-name="P5">Test</text:p>
      <text:p text:style-name="P8">Vi vil bruge velkendte patterns, og integerer unittesting, for at sikre stabilitet og minimere fejlene i system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7T12:04:20.480087169</meta:creation-date>
    <dc:date>2013-11-27T12:37:45.234717636</dc:date>
    <meta:editing-duration>PT3M4S</meta:editing-duration>
    <meta:editing-cycles>1</meta:editing-cycles>
    <meta:document-statistic meta:table-count="0" meta:image-count="0" meta:object-count="0" meta:page-count="1" meta:paragraph-count="11" meta:word-count="194" meta:character-count="1190" meta:non-whitespace-character-count="1006"/>
    <meta:generator>LibreOffice/4.1.3.2$Linux_X86_64 LibreOffice_project/410m0$Build-2</meta:generator>
  </office:meta>
</office:document-meta>
</file>